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0398in" fo:margin-bottom="0.0398in" style:contextual-spacing="false"/>
    </style:style>
    <style:style style:name="P2" style:family="paragraph" style:parent-style-name="Standard">
      <style:paragraph-properties fo:margin-top="0.0398in" fo:margin-bottom="0.0398in" style:contextual-spacing="false"/>
      <style:text-properties officeooo:paragraph-rsid="0007a40f"/>
    </style:style>
    <style:style style:name="P3" style:family="paragraph" style:parent-style-name="Standard">
      <style:paragraph-properties fo:margin-top="0.0398in" fo:margin-bottom="0.0398in" style:contextual-spacing="false"/>
      <style:text-properties officeooo:paragraph-rsid="0007bf7d"/>
    </style:style>
    <style:style style:name="P4" style:family="paragraph" style:parent-style-name="Standard">
      <style:paragraph-properties fo:margin-top="0.0398in" fo:margin-bottom="0.0398in" style:contextual-spacing="false"/>
      <style:text-properties officeooo:rsid="0007bf7d" officeooo:paragraph-rsid="0007bf7d"/>
    </style:style>
    <style:style style:name="P5" style:family="paragraph" style:parent-style-name="Standard">
      <style:paragraph-properties fo:margin-top="0.0398in" fo:margin-bottom="0.0398in" style:contextual-spacing="false"/>
      <style:text-properties officeooo:rsid="0007bf7d" officeooo:paragraph-rsid="000bdb69"/>
    </style:style>
    <style:style style:name="P6" style:family="paragraph" style:parent-style-name="Standard">
      <style:paragraph-properties fo:margin-top="0.0398in" fo:margin-bottom="0.0398in" style:contextual-spacing="false"/>
      <style:text-properties officeooo:rsid="000e20fc" officeooo:paragraph-rsid="000e20fc"/>
    </style:style>
    <style:style style:name="P7" style:family="paragraph" style:parent-style-name="Standard">
      <style:paragraph-properties fo:margin-top="0.0398in" fo:margin-bottom="0.0398in" style:contextual-spacing="false"/>
      <style:text-properties officeooo:paragraph-rsid="00105834"/>
    </style:style>
    <style:style style:name="P8" style:family="paragraph" style:parent-style-name="Standard">
      <style:paragraph-properties fo:margin-top="0.0398in" fo:margin-bottom="0.0398in" style:contextual-spacing="false" fo:text-align="center" style:justify-single-word="false"/>
      <style:text-properties officeooo:rsid="00105834" officeooo:paragraph-rsid="00105834"/>
    </style:style>
    <style:style style:name="T1" style:family="text">
      <style:text-properties officeooo:rsid="0007a40f"/>
    </style:style>
    <style:style style:name="T2" style:family="text">
      <style:text-properties style:text-position="super 58%" officeooo:rsid="0007a40f"/>
    </style:style>
    <style:style style:name="T3" style:family="text">
      <style:text-properties style:text-position="0% 100%"/>
    </style:style>
    <style:style style:name="T4" style:family="text">
      <style:text-properties fo:font-style="italic" style:font-style-asian="italic" style:font-style-complex="italic"/>
    </style:style>
    <style:style style:name="T5" style:family="text">
      <style:text-properties fo:font-style="italic" officeooo:rsid="0007a40f"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7a40f" style:font-style-asian="normal" style:font-style-complex="normal"/>
    </style:style>
    <style:style style:name="T8" style:family="text">
      <style:text-properties fo:font-style="normal" officeooo:rsid="000978aa" style:font-style-asian="normal" style:font-style-complex="normal"/>
    </style:style>
    <style:style style:name="T9" style:family="text">
      <style:text-properties fo:font-style="normal" officeooo:rsid="0009bd25" style:font-style-asian="normal" style:font-style-complex="normal"/>
    </style:style>
    <style:style style:name="T10" style:family="text">
      <style:text-properties fo:font-style="normal" officeooo:rsid="000aef60" style:font-style-asian="normal" style:font-style-complex="normal"/>
    </style:style>
    <style:style style:name="T11" style:family="text">
      <style:text-properties fo:font-style="normal" officeooo:rsid="000b5f9a" style:font-style-asian="normal" style:font-style-complex="normal"/>
    </style:style>
    <style:style style:name="T12" style:family="text">
      <style:text-properties fo:font-style="normal" officeooo:rsid="000bdb69" style:font-style-asian="normal" style:font-style-complex="normal"/>
    </style:style>
    <style:style style:name="T13" style:family="text">
      <style:text-properties fo:font-style="normal" officeooo:rsid="000d6caf" style:font-style-asian="normal" style:font-style-complex="normal"/>
    </style:style>
    <style:style style:name="T14" style:family="text">
      <style:text-properties fo:font-style="normal" officeooo:rsid="00101df7"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Stir Fry</text:p>
      <text:p text:style-name="P7"/>
      <text:p text:style-name="P7"><text:tab/>“<text:span text:style-name="T1">What’s for dinner this week?” Mom asked. I can’t see her from here in the drawer, but she and dad always do their meal planning at the kitchen table. “Kevin has a long week coming up. Football games Monday and Friday, middle school graduation Wednesday.”</text:span></text:p>
      <text:p text:style-name="P1"><text:tab/><text:span text:style-name="T1">The sound of a scoff seeped into the dark of the drawer. Then Dad’s low voice, “Since when is it a graduation going from 8</text:span><text:span text:style-name="T2">th</text:span><text:span text:style-name="T1"> grade to 9</text:span><text:span text:style-name="T2">th</text:span><text:span text:style-name="T1">. You’re still getting picked up by the same bus, just getting off across the street from the same school you were at the year before.”</text:span></text:p>
      <text:p text:style-name="P1"><text:tab/>“<text:span text:style-name="T1">It’s the transition to high school!” Mom sounded defensive, “anyway, it’ll give him a chance to have people over.”<text:tab/></text:span></text:p>
      <text:p text:style-name="P1"><text:tab/>“<text:span text:style-name="T1">He has people over every day.”</text:span></text:p>
      <text:p text:style-name="P1"><text:tab/>“<text:span text:style-name="T1">Have </text:span><text:span text:style-name="T5">girls</text:span><text:span text:style-name="T7"> over. Not just Chris.”</text:span></text:p>
      <text:p text:style-name="P1"><text:span text:style-name="T7"><text:tab/>Dad muttered something that stayed in the kitchen, too muffled by the wood for me to hear. Mom only sighed. There was a silence, but I didn’t hear footsteps, I was listening for them. I’ve got to know what meals are coming up, what if they need me?</text:span></text:p>
      <text:p text:style-name="P1"><text:span text:style-name="T7"><text:tab/>“Pizza Wednesday then,” Dad said. Damn, I wanted to see these girls Kevin was having over. </text:span></text:p>
      <text:p text:style-name="P1"><text:span text:style-name="T7"><text:tab/>Mom forced some pep back into her voice. “And lots of it!” There was another silence, but I knew they weren’t leaving this time, I could hear the next meals turning in their minds. </text:span><text:span text:style-name="T5">Vegetable stew; </text:span><text:span text:style-name="T7">I tried to beam the thought out of the drawer, but it never worked. Maybe the wood blocked it. </text:span></text:p>
      <text:p text:style-name="P1"><text:span text:style-name="T7"><text:tab/>“Steak and potatoes for his pregame meal Monday,” Dad said, “Pork chop Friday?”</text:span></text:p>
      <text:p text:style-name="P1"><text:span text:style-name="T7"><text:tab/>“Mhmm.”</text:span></text:p>
      <text:p text:style-name="P1"><text:span text:style-name="T7"><text:tab/>Not bad, potatoes are good. Hope something good is with the pork chops; celery, carrots, nice crunchy and satisfying. <text:s/></text:span></text:p>
      <text:p text:style-name="P2"><text:span text:style-name="T7"><text:tab/>“We can do taco Tuesday.”</text:span></text:p>
      <text:p text:style-name="P2"><text:span text:style-name="T7"><text:tab/>“Tacoooo Tuesday,” Dad repeated to himself. </text:span></text:p>
      <text:p text:style-name="P2"><text:span text:style-name="T7"><text:tab/>“And stir fry Thursday?” </text:span></text:p>
      <text:p text:style-name="P2"><text:span text:style-name="T7"><text:tab/>Bingo, please say yes.</text:span></text:p>
      <text:p text:style-name="P2"><text:span text:style-name="T7"><text:tab/>“Sure.” </text:span></text:p>
      <text:p text:style-name="P3"><text:span text:style-name="T7"><text:tab/>Thank god. </text:span></text:p>
      <text:p text:style-name="P3"><text:span text:style-name="T7"/></text:p>
      <text:p text:style-name="P4"><text:span text:style-name="T7">*</text:span><text:span text:style-name="T6">**</text:span></text:p>
      <text:p text:style-name="P4"><text:span text:style-name="T6"><text:tab/></text:span></text:p>
      <text:p text:style-name="P4"><text:span text:style-name="T6"><text:tab/></text:span><text:span text:style-name="T9">Steaks I leave to the thin little knives next to me, I never go to the table. It’s almost dinner time and who’s out putting in the work? I am. Potatoes have a nice smoothness to them that makes them satisfying to chop. They’re slower than I’d prefer, and we only get to do rough cube, but it’s Monday, I’m only just getting warmed up for the week. </text:span></text:p>
      <text:p text:style-name="P4"><text:span text:style-name="T9"><text:tab/>Mom is in Kevin’s white away jersey, number 68. I remember Dad complaining to Mom when he first got it that the Hogs head coach didn’t even have 69 made. Middle schoolers have a sense of humor, Dad </text:span><text:span text:style-name="T10">had lamented</text:span><text:span text:style-name="T9">. </text:span></text:p>
      <text:p text:style-name="P5"><text:soft-page-break/><text:span text:style-name="T9"><text:tab/></text:span><text:span text:style-name="T11">It was a quicker pace today compared to how she usually does potatoes. She was always a little extra energetic on game day. Kevin must be fun to watch. The potatoes have this satisfying crack to them when I get halfway down, makes me feel good, like I’ve beaten it in a battle of wills. These are nice thick Russet potatoes, same color as mom’s hair. I knew I wasn’t going to be messing with purple again since The Incident. Fine by me, these are smoother. </text:span></text:p>
      <text:p text:style-name="P5"><text:span text:style-name="T11"><text:tab/>The steaks smell heavenly </text:span><text:span text:style-name="T12">coming out of</text:span><text:span text:style-name="T11"> the oven, all garlicky, with some Thyme. </text:span><text:span text:style-name="T12">Mom calls for the boys to come in for dinner. </text:span><text:span text:style-name="T11">I was mad at mom for months when she bought the garlic press. She hasn’t used me for garlic since. Steaks surely you want larger chunks roasting, but who am I to tell her how to cook. </text:span></text:p>
      <text:p text:style-name="P5"><text:span text:style-name="T11"><text:tab/></text:span><text:span text:style-name="T12">I’m left on the cutting board, nice spot to see from, and they begin their meal.</text:span></text:p>
      <text:p text:style-name="P5"><text:span text:style-name="T12"><text:tab/>“So Kevin,” Mom says, “Who are these girls you’ve invited Wednesday?”</text:span></text:p>
      <text:p text:style-name="P4"><text:span text:style-name="T6"><text:tab/>“Don’t distract him.” </text:span><text:span text:style-name="T12">Dad likes Kevin focused on game day. </text:span><text:span text:style-name="T6">“</text:span><text:span text:style-name="T8">Defense wins championships and you’re the difference maker for the D. </text:span><text:span text:style-name="T6">Steak’s on the plate, but what’s for dinner Kev?”</text:span></text:p>
      <text:p text:style-name="P4"><text:span text:style-name="T6"><text:tab/>“The quarterback!” </text:span><text:span text:style-name="T12">Kevin’s bigger than his friends, even bigger than his mother now, but he sounds like a giant toddler whenever Dad does these pregame talks with him. </text:span></text:p>
      <text:p text:style-name="P4"><text:span text:style-name="T6"><text:tab/>“You need to be in that killer mindset. I want you to hit the QB so hard he’s out for the season.”</text:span></text:p>
      <text:p text:style-name="P4"><text:span text:style-name="T6"><text:tab/>“</text:span><text:span text:style-name="T12">He’s dead meat!” Kevin squeezed his hands into fists and looked determined. </text:span></text:p>
      <text:p text:style-name="P4"><text:span text:style-name="T12"><text:tab/>The potatoes I chopped looked nice and soft on the plates but they’re going quickly. The sign of a job well done. Chop, boil, salt and sour cream, that’s how they like em.</text:span></text:p>
      <text:p text:style-name="P4"><text:span text:style-name="T6"><text:tab/></text:span><text:span text:style-name="T13">Dad stops Kevin before they leave the kitchen to head to the game. </text:span><text:span text:style-name="T6">“Remember. Killer. Instinct.”</text:span></text:p>
      <text:p text:style-name="P3"><text:span text:style-name="T7"><text:s/></text:span></text:p>
      <text:p text:style-name="P6"><text:span text:style-name="T7">*</text:span><text:span text:style-name="T6">**</text:span></text:p>
      <text:p text:style-name="P6"><text:span text:style-name="T6"/></text:p>
      <text:p text:style-name="P6"><text:span text:style-name="T6"><text:tab/>Mom only uses me for onion on Taco Tuesday. We could definitely use some more veggies in these, but at least I get to chop nice and small. Onions are good because they have such a strong flavor. It’s sharp and lingers on me a while. Makes me feel battle scarred. Stainless steel doesn’t cry. </text:span></text:p>
      <text:p text:style-name="P6"><text:span text:style-name="T6"><text:tab/>I was left in the sink after the prep today so I couldn’t see, and the sounds gets a bit confused bouncing around in here and rattling around in the drain. It doesn’t sound like Kevin had a great game though. Chris came over after school as is usual when it’s not game day. Whenever he comes I can hear him and Kevin no matter where they are in the house, even when I’m in my drawer. They were even rowdier than most days. Last day of school tomorrow, a party. </text:span></text:p>
      <text:p text:style-name="P6"><text:span text:style-name="T6"><text:tab/>During dinner dad told Kevin he wouldn’t be so happy the next day if</text:span><text:span text:style-name="T4"> he</text:span><text:span text:style-name="T6"> had failed to make a single tackle in front of the man who would be his coach next year. Dinner was quieter after that. </text:span></text:p>
      <text:p text:style-name="P6"><text:span text:style-name="T6"/></text:p>
      <text:p text:style-name="P6"><text:span text:style-name="T6">***</text:span></text:p>
      <text:p text:style-name="P6"><text:span text:style-name="T6"/></text:p>
      <text:p text:style-name="P6"><text:span text:style-name="T6"><text:tab/>Parties are loud! Well, high school ones are. Kevin is officially a high schooler and man is this louder than the parties he used to have. I can’t hear any words being said over the music and all the voices overlapping. </text:span></text:p>
      <text:p text:style-name="P6"><text:soft-page-break/><text:span text:style-name="T6"><text:tab/>I can hear Kevin in the kitchen with Chris and some girls, and it sounds like he’s doing alright! I can always tell who is coming in the kitchen if they’re in the family, or Chris. Dad’s got the loudest footsteps of course, and walks pretty flat footed. Kev walks almost as heavy as dad and always thumps his heels down. Chris walks lightly, he’s a thin guy, never eats as much as everyone else. It’s a shame too because I know the onions really kicked yesterday’s tacos into the next level. Mom has the lightest footsteps, and a lot of the time she comes in almost silently. When she first started doing that I thought it was a new person, someone </text:span><text:span text:style-name="T4">really</text:span><text:span text:style-name="T6"> small, but she once took me out late at night to cut some cake that was in the fridge. It was nice, I never get sweets. Lucky I was at the top of the drawer that day. </text:span></text:p>
      <text:p text:style-name="P6"><text:span text:style-name="T6"><text:tab/>Kevin and Chris must be funny, because the girls are all laughing when they talk, and the boys sound happy. Big adventure incoming with high school, I bet they’ll do great.</text:span></text:p>
      <text:p text:style-name="P6"><text:span text:style-name="T6"><text:tab/>Dad’s footsteps coming in and standing right by the group of kids. They all got quiet, but then he said something and received a big laugh! He can be the life of the party sometimes. Hmm, that sounds like Kevin stomping out and Chris walking after him. Dad left out to the yard away from Kevin and Chris, but the girls stayed for a bit longer. Man, they are giggly. </text:span></text:p>
      <text:p text:style-name="P6"><text:span text:style-name="T6"><text:tab/>No family came in for the rest of the party, but I could hear mom come to clean up. She’s been deeper in the house all party, I never heard her come in or even walking around nearby. She’s humming a tune I remember hearing from TV. </text:span></text:p>
      <text:p text:style-name="P6"><text:span text:style-name="T6"><text:tab/>“I think that went well,” Dad said, sounding impressed. My ears are still ringing a bit from the party, but finally I can hear words again. </text:span></text:p>
      <text:p text:style-name="P6"><text:span text:style-name="T6"><text:tab/>“Yeah!” Mom said, “He seems to have so many little friends, did great with the girls when I saw them. Where’d he go?”</text:span></text:p>
      <text:p text:style-name="P6"><text:span text:style-name="T6"><text:tab/>“I don’t know. Haven’t seen him since I saw him in here with the girls. Stormed out toward his room, but I figured he’d be back in it before too long, he was doing fine.”</text:span></text:p>
      <text:p text:style-name="P6"><text:span text:style-name="T6"><text:tab/>“Why’d he storm out?” Mom sounded like she couldn’t believe it.</text:span></text:p>
      <text:p text:style-name="P6"><text:span text:style-name="T6"><text:tab/>“Some stupid joke I made, it wasn’t that serious.” </text:span></text:p>
      <text:p text:style-name="P6"><text:span text:style-name="T6"><text:tab/>Concern colored Mom’s voice, “Oh, well he </text:span><text:span text:style-name="T4">is </text:span><text:span text:style-name="T6">a sensitive boy. You’ve got to be careful -”</text:span></text:p>
      <text:p text:style-name="P6"><text:span text:style-name="T6"><text:tab/>“I am NOT. Sensitive.” Kevin stomped in. He sounded strained. I don’t think I’ve heard him like this since he was a baby having tantrums. “You two.” He sounded out of breath, “Are going to ruin!” huff, “High school.” puff, “before it </text:span><text:span text:style-name="T4">even starts!” </text:span><text:span text:style-name="T6">His voice ended in a high shriek that almost set all the metal in the drawer to vibrating. </text:span></text:p>
      <text:p text:style-name="P6"><text:span text:style-name="T6"><text:tab/>“Woah, buddy.” Dad said, bewildered, “Me and your mother,” his voice strengthened into a bull’s, “have done nothing. Nothing. To ruin anything. Don’t scream like that.”</text:span></text:p>
      <text:p text:style-name="P6"><text:span text:style-name="T6"><text:tab/>“</text:span><text:span text:style-name="T4">You! Embarrassing...” </text:span><text:span text:style-name="T6">Kevin took another breath to bring his voice back down. He changed tracks, I could hear his feet readjust themselves. “Mom why do you have to try and talk to everyone! The girls are going to think I’m so weird!”</text:span></text:p>
      <text:p text:style-name="P6"><text:span text:style-name="T6"><text:tab/>“I…” She was at a loss for words, “I want them to like me so they’ll come over. They </text:span><text:span text:style-name="T4">do </text:span><text:span text:style-name="T6">like me.” </text:span></text:p>
      <text:p text:style-name="P6"><text:span text:style-name="T6"><text:tab/>There was a sudden rush of heel led stomps and my drawer was flung open. I rattled around and was taken off the top of the pile of knives there was confusion, yelling, someone screamed I couldn’t see a thing being waved around but I could feel Kevin’s sweaty hand holding me yanking me around in the air gripping me like he was going to try and use me to cut a coconut. </text:span></text:p>
      <text:p text:style-name="P6"><text:span text:style-name="T6"><text:tab/>Stir fry tomorrow, I tried to remind myself. Block it out, big day is tomorrow, it will be fine. </text:span></text:p>
      <text:p text:style-name="P6"><text:soft-page-break/><text:span text:style-name="T6"><text:tab/>“Kevin, what?” Mom had not caught her breath. I was still now, pointed right at her. She was cowering against the counter gripping it until her knuckles were white. She did look small from up here with Kevin’s height. Carrots, the best to chop, celery and baby corn. </text:span></text:p>
      <text:p text:style-name="P6"><text:span text:style-name="T6"><text:tab/>Kevin shrieked again, “You-”</text:span></text:p>
      <text:p text:style-name="P6"><text:span text:style-name="T6"><text:tab/>And I was falling, clattering to the floor. I’ll be chopping onion and mincing garlic.</text:span></text:p>
      <text:p text:style-name="P6"><text:span text:style-name="T6"><text:tab/>Kevin fell beside me, Dad standing over us. Kevin was wailing loudly. Wait, no, I don’t mince garlic anymore.</text:span></text:p>
      <text:p text:style-name="P6"><text:span text:style-name="T6"/></text:p>
      <text:p text:style-name="P6"><text:span text:style-name="T6">***</text:span></text:p>
      <text:p text:style-name="P6"><text:span text:style-name="T6"/></text:p>
      <text:p text:style-name="P6"><text:span text:style-name="T6"><text:tab/>Finally Thursday has come. I’m starting to get worried, it’s late and I haven’t been used, but it has to, after yesterday, everyone needs some stir fry to cheer them up. It’s the best meal, all those crisp vegetables together, a diversity of textures, the nice scent of onion to linger on me. Wouldn’t that just be what we all need?</text:span></text:p>
      <text:p text:style-name="P6"><text:span text:style-name="T6"><text:tab/>And here’s Mom, finally, I was losing hope. But it’s dark when I’m taken from the drawer. More cake? That would be a nice treat after the stress of yesterday. </text:span><text:span text:style-name="T14">Mom’s got tears in her eyes, must be onions. </text:span><text:span text:style-name="T6">Into the garage? What’s that smell?</text:span></text:p>
      <text:p text:style-name="P6"><text:span text:style-name="T6"><text:tab/>How will I chop onions from the dumpster?</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5T15:51:42.896000000</meta:creation-date>
    <dc:date>2024-09-15T17:59:44.321000000</dc:date>
    <meta:editing-duration>PT2H7M57S</meta:editing-duration>
    <meta:editing-cycles>11</meta:editing-cycles>
    <meta:generator>LibreOffice/7.5.5.2$Windows_X86_64 LibreOffice_project/ca8fe7424262805f223b9a2334bc7181abbcbf5e</meta:generator>
    <meta:document-statistic meta:table-count="0" meta:image-count="0" meta:object-count="0" meta:page-count="4" meta:paragraph-count="63" meta:word-count="1831" meta:character-count="9819" meta:non-whitespace-character-count="7962"/>
  </office:meta>
</office:document-meta>
</file>